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957cm"/>
    </style:style>
    <style:style style:name="gr2" style:family="graphic" style:parent-style-name="objectwithoutfill">
      <style:graphic-properties svg:stroke-color="#999999" draw:fill="none" draw:textarea-vertical-align="middle"/>
    </style:style>
    <style:style style:name="gr3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cm"/>
    </style:style>
    <style:style style:name="gr5" style:family="graphic" style:parent-style-name="objectwithoutfill">
      <style:graphic-properties draw:stroke="dash" draw:stroke-dash="Dashed_20__28_var_29_" svg:stroke-color="#999999" draw:fill="none" draw:textarea-vertical-align="middle"/>
    </style:style>
    <style:style style:name="gr6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24cm" fo:min-width="0cm"/>
    </style:style>
    <style:style style:name="gr12" style:family="graphic" style:parent-style-name="standard">
      <style:graphic-properties svg:stroke-color="#999999" draw:fill="solid" draw:fill-color="#cccc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9999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text-properties fo:font-size="22pt" fo:font-weight="bold" style:font-size-asian="22pt" style:font-weight-asian="bold" style:font-size-complex="2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P4" style:family="paragraph">
      <style:text-properties style:font-name="Liberation Serif" fo:font-size="14pt" style:font-size-asian="14pt" style:font-size-complex="14pt"/>
    </style:style>
    <style:style style:name="P5" style:family="paragraph">
      <style:paragraph-properties fo:margin-left="0cm" fo:margin-right="4.285cm" fo:text-align="center" fo:text-indent="0cm"/>
    </style:style>
    <style:style style:name="P6" style:family="paragraph">
      <style:paragraph-properties fo:margin-left="0cm" fo:margin-right="4.285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Droid Sans Fallback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10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Sans1" fo:font-size="14pt" style:font-size-asian="14pt" style:font-size-complex="14pt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8cm" svg:height="5.207cm" svg:x="5.461cm" svg:y="4.382cm">
          <draw:text-box>
            <text:p text:style-name="P1"><text:span text:style-name="T1">Marketplace</text:span></text:p>
            <text:p text:style-name="P1"><text:span text:style-name="T2">(Local Market Place Name)</text:span></text:p>
            <text:p text:style-name="P1"><text:span text:style-name="T3"/></text:p>
            <text:p text:style-name="P1"><text:span text:style-name="T3">A decentralized marketplace for Open Technology</text:span></text:p>
            <text:p text:style-name="P1"><text:span text:style-name="T4"/></text:p>
            <text:p text:style-name="P1"><text:span text:style-name="T4">“</text:span><text:span text:style-name="T4">A place where engineering supply meets consumer demand”</text:span></text:p>
          </draw:text-box>
        </draw:frame>
        <draw:line draw:style-name="gr2" draw:text-style-name="P2" draw:layer="layout" svg:x1="1.27cm" svg:y1="2.54cm" svg:x2="26.67cm" svg:y2="2.54cm">
          <text:p/>
        </draw:line>
        <draw:custom-shape draw:style-name="gr3" draw:text-style-name="P3" draw:layer="layout" svg:width="4.064cm" svg:height="1.27cm" svg:x="6.858cm" svg:y="9.525cm">
          <text:p text:style-name="P2"><text:span text:style-name="T5">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064cm" svg:height="1.27cm" svg:x="17.018cm" svg:y="9.525cm">
          <text:p text:style-name="P2"><text:span text:style-name="T5">SEAR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727cm" svg:height="0.806cm" svg:x="6.527cm" svg:y="11.027cm">
          <draw:text-box>
            <text:p><text:span text:style-name="T6">Create Open Projects</text:span></text:p>
          </draw:text-box>
        </draw:frame>
        <draw:frame draw:style-name="gr4" draw:text-style-name="P4" draw:layer="layout" svg:width="4.782cm" svg:height="0.806cm" svg:x="16.659cm" svg:y="11.027cm">
          <draw:text-box>
            <text:p><text:span text:style-name="T6">Search Open Projects</text:span></text:p>
          </draw:text-box>
        </draw:frame>
        <draw:line draw:style-name="gr2" draw:text-style-name="P2" draw:layer="layout" svg:x1="1.27cm" svg:y1="19.05cm" svg:x2="26.67cm" svg:y2="19.05cm">
          <text:p/>
        </draw:line>
        <draw:line draw:style-name="gr5" draw:text-style-name="P5" draw:layer="layout" svg:x1="1.27cm" svg:y1="1.27cm" svg:x2="1.27cm" svg:y2="20.32cm">
          <text:p/>
        </draw:line>
        <draw:line draw:style-name="gr5" draw:text-style-name="P5" draw:layer="layout" svg:x1="26.67cm" svg:y1="20.32cm" svg:x2="1.27cm" svg:y2="20.32cm">
          <text:p/>
        </draw:line>
        <draw:line draw:style-name="gr5" draw:text-style-name="P5" draw:layer="layout" svg:x1="26.67cm" svg:y1="20.32cm" svg:x2="26.67cm" svg:y2="1.27cm">
          <text:p/>
        </draw:line>
        <draw:line draw:style-name="gr5" draw:text-style-name="P5" draw:layer="layout" svg:x1="26.67cm" svg:y1="1.27cm" svg:x2="1.27cm" svg:y2="1.27cm">
          <text:p/>
        </draw:line>
        <draw:custom-shape draw:style-name="gr3" draw:text-style-name="P6" draw:layer="layout" svg:width="4.446cm" svg:height="5.08cm" svg:x="5.397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445cm" svg:height="5.08cm" svg:x="11.74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4.445cm" svg:height="5.08cm" svg:x="18.098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5" draw:layer="layout" svg:x1="5.398cm" svg:y1="13.97cm" svg:x2="9.843cm" svg:y2="13.97cm">
          <text:p/>
        </draw:line>
        <draw:line draw:style-name="gr2" draw:text-style-name="P5" draw:layer="layout" svg:x1="11.748cm" svg:y1="13.97cm" svg:x2="16.193cm" svg:y2="13.97cm">
          <text:p/>
        </draw:line>
        <draw:line draw:style-name="gr2" draw:text-style-name="P5" draw:layer="layout" svg:x1="18.098cm" svg:y1="13.97cm" svg:x2="22.543cm" svg:y2="13.97cm">
          <text:p/>
        </draw:line>
        <draw:frame draw:style-name="gr7" draw:text-style-name="P8" draw:layer="layout" svg:width="1.857cm" svg:height="0.889cm" svg:x="6.692cm" svg:y="12.916cm">
          <draw:text-box>
            <text:p text:style-name="P7"><text:span text:style-name="T7">I-Note</text:span></text:p>
          </draw:text-box>
        </draw:frame>
        <draw:frame draw:style-name="gr8" draw:text-style-name="P8" draw:layer="layout" svg:width="1.929cm" svg:height="0.889cm" svg:x="13.006cm" svg:y="12.891cm">
          <draw:text-box>
            <text:p text:style-name="P7"><text:span text:style-name="T7">MoreZ</text:span></text:p>
          </draw:text-box>
        </draw:frame>
        <draw:frame draw:style-name="gr9" draw:text-style-name="P8" draw:layer="layout" svg:width="3.038cm" svg:height="0.889cm" svg:x="18.801cm" svg:y="12.891cm">
          <draw:text-box>
            <text:p text:style-name="P7"><text:span text:style-name="T7">OpenHardy</text:span></text:p>
          </draw:text-box>
        </draw:frame>
        <draw:frame draw:style-name="gr10" draw:text-style-name="P9" draw:layer="layout" svg:width="4cm" svg:height="3.48cm" svg:x="5.62cm" svg:y="14.046cm">
          <draw:text-box>
            <text:p text:style-name="P2"><text:span text:style-name="T6">Open note taking application</text:span></text:p>
            <text:p text:style-name="P2"><text:span text:style-name="T6"/></text:p>
            <text:p text:style-name="P2"><text:span text:style-name="T6"/></text:p>
            <text:p text:style-name="P2"><text:span text:style-name="T6">[Picture Here]</text:span></text:p>
          </draw:text-box>
        </draw:frame>
        <draw:frame draw:style-name="gr11" draw:text-style-name="P9" draw:layer="layout" svg:width="3.848cm" svg:height="3.474cm" svg:x="12.027cm" svg:y="14.052cm">
          <draw:text-box>
            <text:p text:style-name="P2"><text:span text:style-name="T6">Improving Sleep Quality</text:span></text:p>
            <text:p text:style-name="P2"><text:span text:style-name="T6"/></text:p>
            <text:p text:style-name="P2"><text:span text:style-name="T6"/></text:p>
            <text:p text:style-name="P2"><text:span text:style-name="T6">[Picture Here]</text:span></text:p>
          </draw:text-box>
        </draw:frame>
        <draw:frame draw:style-name="gr11" draw:text-style-name="P9" draw:layer="layout" svg:width="3.683cm" svg:height="3.474cm" svg:x="18.479cm" svg:y="14.052cm">
          <draw:text-box>
            <text:p text:style-name="P2"><text:span text:style-name="T6">Open IP Microcontroller</text:span></text:p>
            <text:p text:style-name="P2"><text:span text:style-name="T6"/></text:p>
            <text:p text:style-name="P2"><text:span text:style-name="T6"/></text:p>
            <text:p text:style-name="P2"><text:span text:style-name="T6">[Picture Here]</text:span></text:p>
          </draw:text-box>
        </draw:frame>
        <draw:custom-shape draw:style-name="gr12" draw:text-style-name="P5" draw:layer="layout" svg:width="0.635cm" svg:height="1.27cm" svg:x="4.128cm" svg:y="14.605cm">
          <text:p/>
          <draw:enhanced-geometry svg:viewBox="0 0 21600 21600" draw:mirror-horizontal="false" draw:mirror-vertical="false" draw:text-areas="?f7 ?f0 21600 ?f2" draw:type="left-arrow" draw:modifiers="21600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0.635cm" svg:height="1.27cm" draw:transform="rotate (-3.14159265358979) translate (23.813cm 15.875cm)">
          <text:p text:style-name="P5"/>
          <draw:enhanced-geometry svg:viewBox="0 0 21600 21600" draw:mirror-horizontal="false" draw:mirror-vertical="false" draw:text-areas="?f7 ?f0 21600 ?f2" draw:type="left-arrow" draw:modifiers="21600 108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0" draw:layer="layout" svg:width="5.08cm" svg:height="1.016cm" svg:x="3.81cm" svg:y="1.397cm">
          <text:p text:style-name="P10"><text:span text:style-name="T8">MARKET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5.08cm" svg:height="1.016cm" svg:x="8.89cm" svg:y="1.397cm">
          <text:p text:style-name="P10"><text:span text:style-name="T8">CRE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5.08cm" svg:height="1.016cm" svg:x="13.97cm" svg:y="1.397cm">
          <text:p text:style-name="P10"><text:span text:style-name="T8">SEAR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5.08cm" svg:height="1.016cm" svg:x="19.05cm" svg:y="1.397cm">
          <text:p text:style-name="P10"><text:span text:style-name="T8">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0.16cm" svg:height="1.016cm" svg:x="3.81cm" svg:y="19.177cm">
          <text:p text:style-name="P11"><text:span text:style-name="T9">ABOUT 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0.16cm" svg:height="1.016cm" svg:x="13.97cm" svg:y="19.177cm">
          <text:p text:style-name="P11"><text:span text:style-name="T9">FAQ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milo </meta:initial-creator>
    <meta:creation-date>2016-01-29T10:48:06.611425474</meta:creation-date>
    <dc:date>2016-02-08T18:33:05.874914583</dc:date>
    <dc:creator>camilo </dc:creator>
    <meta:editing-duration>PT2H6M41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